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637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  <style:style style:name="T1" style:family="text">
      <style:text-properties fo:color="#ff66cc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fasa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d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8 </text:p>
            <text:p><text:span text:style-name="T1">Sd</text:span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fett und gross</text:p>
          </table:table-cell>
          <table:table-cell table:number-columns-repeated="2"/>
        </table:table-row>
        <table:table-row table:style-name="ro5">
          <table:table-cell table:number-columns-repeated="4"/>
        </table:table-row>
      </table:table>
      <table:table table:name="daszweite" table:style-name="ta1">
        <table:table-column table:style-name="co1" table:default-cell-style-name="Default"/>
        <table:table-row table:style-name="ro2">
          <table:table-cell office:value-type="string" calcext:value-type="string">
            <text:p>das zwe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4:37:51.60</meta:creation-date>
    <dc:date>2013-11-26T16:53:11.581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table-count="2" meta:cell-count="19" meta:object-count="0"/>
  </office:meta>
</office:document-meta>
</file>